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odel_1</text:p>
          </table:table-cell>
          <table:table-cell table:style-name="ce1" office:value-type="string" calcext:value-type="string">
            <text:p>model_2(stateless)</text:p>
          </table:table-cell>
          <table:table-cell office:value-type="string" calcext:value-type="string">
            <text:p>model_3(stateful)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46.7607081518542" calcext:value-type="float">
            <text:p>46.76071</text:p>
          </table:table-cell>
          <table:table-cell office:value-type="float" office:value="50.5074810698321" calcext:value-type="float">
            <text:p>50.507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office:value-type="float" office:value="34.9131432994855" calcext:value-type="float">
            <text:p>34.91314</text:p>
          </table:table-cell>
          <table:table-cell office:value-type="float" office:value="38.9716030171479" calcext:value-type="float">
            <text:p>38.971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35.1640948159325" calcext:value-type="float">
            <text:p>35.16409</text:p>
          </table:table-cell>
          <table:table-cell office:value-type="float" office:value="39.1418361128712" calcext:value-type="float">
            <text:p>39.141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22:16:50.826941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2:44:07.500906901</meta:creation-date>
    <dc:date>2017-12-07T22:50:35.080920136</dc:date>
    <meta:editing-duration>PT26M19S</meta:editing-duration>
    <meta:editing-cycles>2</meta:editing-cycles>
    <meta:generator>LibreOffice/5.3.6.1$Linux_X86_64 LibreOffice_project/30m0$Build-1</meta:generator>
    <meta:document-statistic meta:table-count="1" meta:cell-count="12" meta:object-count="0"/>
  </office:meta>
</office:document-meta>
</file>